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Iteració 1: Entorn, escaparate i contacte – Projecte GLAMUR CLUB</text:h>
      <text:p>🏷️ Nom del projecte: GLAMUR CLUB</text:p>
      <text:p>👥 Membres de l’equip: Adrián Becerra Pérez i Jose Juan Alemany Márquez</text:p>
      <text:p>🏫 Centre/Curs: DAW 2n, CIPFP Batoi</text:p>
      <text:p>📆 Data de lliurament: fins 22 octubre</text:p>
      <text:p>💡 Descripció breu: E-commerce de perfums i productes de bellesa amb opció de crear perfums personalitzats.</text:p>
      <text:h text:outline-level="2">1. Configuració inicial del projecte</text:h>
      <text:p>S’ha configurat l’entorn de desenvolupament tant en local com en el servidor de proves. S’han instal·lat les eines necessàries (IDE, entorn PHP, servidor local) i s’ha creat un repositori amb control de versions a GitHub.</text:p>
      <text:h text:outline-level="2">2. Metodologia de treball</text:h>
      <text:p>Metodologia àgil basada en Scrum amb suport de tauler Kanban. Cada funcionalitat es desenvolupa en una branca de Git independent amb missatges de commit clars.</text:p>
      <text:h text:outline-level="2">3. Planificació de l’sprint</text:h>
      <text:p>S’ha creat un tauler de Kanban per organitzar les tasques principals del projecte i un cronograma amb les dates previstes.</text:p>
      <text:h text:outline-level="2">4. Prevenció de riscos</text:h>
      <text:p>S’han identificat i previngut els riscos laborals associats al desenvolupament. A continuació es detallen:</text:p>
      <text:list>
        <text:list-item>
          <text:p>Ergonomia: ús de cadira adequada i pauses regulars cada 50 minuts.</text:p>
        </text:list-item>
        <text:list-item>
          <text:p>Fatiga visual: ajust de la llum ambiental i descansos visuals.</text:p>
        </text:list-item>
        <text:list-item>
          <text:p>Seguretat informàtica: contrasenyes segures, còpies de seguretat i antivirus actualitzat.</text:p>
        </text:list-item>
        <text:list-item>
          <text:p>Postures i ús correcte d’equips informàtics per prevenir lesions.</text:p>
        </text:list-item>
      </text:list>
      <text:h text:outline-level="2">5. Maquetació bàsica de la pàgina inicial</text:h>
      <text:p>La pàgina inicial actuarà com a aparador del projecte GLAMUR CLUB, mostrant productes destacats i promocions. Es mantenen els colors principals: morat, daurat, blanc i gris fosc (💜⚪⚫✨).</text:p>
      <text:h text:outline-level="2">6. Formulari de contacte amb validació</text:h>
      <text:p>El formulari de contacte permetrà als usuaris enviar consultes. Es validarà al costat client amb JavaScript i al costat servidor amb PHP.</text:p>
      <text:h text:outline-level="2">7. Desplegament en servidor segur</text:h>
      <text:p>S’ha configurat un entorn de hosting segur on es desplegarà la versió inicial del projecte GLAMUR CLUB.</text:p>
      <text:h text:outline-level="2">Annex: Mockup i disseny</text:h>
      <text:p>Basat en l’anàlisi de webs com Druni i Primor, s’ha definit un estil elegant amb tocs daurats i morat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